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2">
      <style:paragraph-properties fo:padding="0.0193in" fo:border="0.06pt solid #d9d9e3"/>
    </style:style>
    <style:style style:name="T1"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ncial Viability Report for Project LexiChain:</text:p>
      <text:list text:style-name="L2">
        <text:list-item>
          <text:p text:style-name="P2"><text:span text:style-name="Strong_20_Emphasis"><text:span text:style-name="T1">Development Costs</text:span></text:span>: The financial viability of Project LexiChain will largely depend on the initial development costs required to build the decentralized AI system on the blockchain and implement the governance features. The costs will include hiring a skilled development team, conducting audits, and potentially seeking expertise in both AI and blockchain domains.</text:p>
        </text:list-item>
        <text:list-item>
          <text:p text:style-name="P2"><text:span text:style-name="Strong_20_Emphasis"><text:span text:style-name="T1">Operational Expenses</text:span></text:span>: Beyond the development phase, ongoing operational expenses will include hosting and maintaining the decentralized network, marketing and community engagement activities, legal and compliance fees, and administrative overheads. Accurate estimation of these costs will be crucial for financial planning.</text:p>
        </text:list-item>
        <text:list-item>
          <text:p text:style-name="P2"><text:span text:style-name="Strong_20_Emphasis"><text:span text:style-name="T1">Funding Sources</text:span></text:span>: Project LexiChain can consider multiple funding sources, such as seed funding, private investment, partnerships, or conducting a token sale (Initial Coin Offering - ICO or Security Token Offering - STO). Each funding source has its pros and cons, and the team must carefully evaluate the implications of each option.</text:p>
        </text:list-item>
        <text:list-item>
          <text:p text:style-name="P2"><text:span text:style-name="Strong_20_Emphasis"><text:span text:style-name="T1">Tokenomics Model</text:span></text:span>: The white paper should provide a detailed tokenomics model that outlines the total token supply, allocation of tokens for various purposes (development, team, community incentives, etc.), and how the tokens will be released into circulation. A well-designed tokenomics model will be crucial for the ecosystem's stability and growth.</text:p>
        </text:list-item>
        <text:list-item>
          <text:p text:style-name="P2"><text:span text:style-name="Strong_20_Emphasis"><text:span text:style-name="T1">Revenue Generation</text:span></text:span>: Project LexiChain's financial viability will depend on its revenue generation model. The white paper should clearly outline how the project intends to generate revenue, such as transaction fees, licensing of AI services, or other value-added features.</text:p>
        </text:list-item>
        <text:list-item>
          <text:p text:style-name="P2"><text:span text:style-name="Strong_20_Emphasis"><text:span text:style-name="T1">Economic Sustainability</text:span></text:span>: The project's economic sustainability will be a critical factor in its long-term success. The team needs to ensure that the incentives provided through XRP tokens align with the desired behaviors and contributions within the ecosystem.</text:p>
        </text:list-item>
        <text:list-item>
          <text:p text:style-name="P2"><text:span text:style-name="Strong_20_Emphasis"><text:span text:style-name="T1">Market Demand and Competition</text:span></text:span>: A thorough market analysis should be conducted to assess the demand for a decentralized AI platform like LexiChain. Understanding the target market and potential competitors will help the project position itself effectively.</text:p>
        </text:list-item>
        <text:list-item>
          <text:p text:style-name="P2"><text:span text:style-name="Strong_20_Emphasis"><text:span text:style-name="T1">Regulatory Compliance</text:span></text:span>: Compliance with regulatory requirements is essential for financial viability. The team must consider the legal implications of token sales, data privacy regulations, and any financial regulations that might apply.</text:p>
        </text:list-item>
        <text:list-item>
          <text:p text:style-name="P2"><text:span text:style-name="Strong_20_Emphasis"><text:span text:style-name="T1">Financial Projections</text:span></text:span>: Financial projections, based on realistic assumptions, will help stakeholders understand the potential revenue, expenses, and profitability of the project over time. Sensitivity analysis should be conducted to assess the project's resilience to different market scenarios.</text:p>
        </text:list-item>
        <text:list-item>
          <text:p text:style-name="P2"><text:span text:style-name="Strong_20_Emphasis"><text:span text:style-name="T1">Risk Assessment</text:span></text:span>: A comprehensive risk assessment should be carried out to identify potential financial risks and devise appropriate risk management strategies.</text:p>
        </text:list-item>
      </text:list>
      <text:p text:style-name="P1"><text:soft-page-break/>Conclusion:</text:p>
      <text:p text:style-name="P1">The financial viability of Project LexiChain will depend on its ability to secure adequate funding, implement a sustainable tokenomics model, generate revenue, and effectively manage expenses. It is crucial for the team to conduct a thorough financial analysis, market research, and risk assessment to ensure the project's long-term success. Additionally, continuous monitoring and adaptability to changing market conditions will be vital for financial viability in the rapidly evolving AI and blockchain landscap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01:41:38.266000000</meta:creation-date>
    <dc:date>2023-07-29T01:42:30.864000000</dc:date>
    <meta:editing-duration>PT53S</meta:editing-duration>
    <meta:editing-cycles>1</meta:editing-cycles>
    <meta:document-statistic meta:table-count="0" meta:image-count="0" meta:object-count="0" meta:page-count="2" meta:paragraph-count="13" meta:word-count="482" meta:character-count="3443" meta:non-whitespace-character-count="2984"/>
    <meta:generator>LibreOffice/7.5.1.2$Windows_X86_64 LibreOffice_project/fcbaee479e84c6cd81291587d2ee68cba099e129</meta:generator>
  </office:meta>
</office:document-meta>
</file>